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B0CE72EED2AF63CA53.png" manifest:media-type="image/png"/>
  <manifest:file-entry manifest:full-path="Pictures/1000020100000780000004B090827CFDDB09AAF8.png" manifest:media-type="image/png"/>
  <manifest:file-entry manifest:full-path="Pictures/1000020100000780000004B016B43C73B88F080E.png" manifest:media-type="image/png"/>
  <manifest:file-entry manifest:full-path="Pictures/1000020100000780000004B08F22200AD9AA6280.png" manifest:media-type="image/png"/>
  <manifest:file-entry manifest:full-path="Pictures/1000020100000780000004B0F0CA765C17D9510F.png" manifest:media-type="image/png"/>
  <manifest:file-entry manifest:full-path="Pictures/1000020100000780000004B09A1669257840570A.png" manifest:media-type="image/png"/>
  <manifest:file-entry manifest:full-path="Pictures/1000020100000780000004B07D0EBE9CC21178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d5501" officeooo:paragraph-rsid="001d550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5501" officeooo:paragraph-rsid="001d5501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otics Lab 5 Assignment</text:p>
      <text:p text:style-name="P1"/>
      <text:p text:style-name="P1">Manyu Garg <text:s text:c="5"/>200929070 <text:s text:c="8"/>Section – A <text:s text:c="11"/>Roll No. - 24</text:p>
      <text:p text:style-name="Standard"/>
      <text:p text:style-name="Standard"><draw:frame draw:style-name="fr1" draw:name="Image7" text:anchor-type="char" svg:width="6.6929in" svg:height="4.1827in" draw:z-index="6"><draw:image xlink:href="Pictures/1000020100000780000004B07D0EBE9CC21178FC.png" xlink:type="simple" xlink:show="embed" xlink:actuate="onLoad" loext:mime-type="image/png"/></draw:frame></text:p>
      <text:p text:style-name="Standard"/>
      <text:p text:style-name="Standard"><draw:frame draw:style-name="fr1" draw:name="Image6" text:anchor-type="char" svg:width="6.6929in" svg:height="4.1827in" draw:z-index="5"><draw:image xlink:href="Pictures/1000020100000780000004B09A1669257840570A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5" text:anchor-type="char" svg:width="6.6929in" svg:height="4.1827in" draw:z-index="4"><draw:image xlink:href="Pictures/1000020100000780000004B0F0CA765C17D9510F.png" xlink:type="simple" xlink:show="embed" xlink:actuate="onLoad" loext:mime-type="image/png"/></draw:frame></text:p>
      <text:p text:style-name="Standard"/>
      <text:p text:style-name="Standard"><draw:frame draw:style-name="fr1" draw:name="Image4" text:anchor-type="char" svg:width="6.6929in" svg:height="4.1827in" draw:z-index="3"><draw:image xlink:href="Pictures/1000020100000780000004B08F22200AD9AA6280.png" xlink:type="simple" xlink:show="embed" xlink:actuate="onLoad" loext:mime-type="image/png"/></draw:frame></text:p>
      <text:p text:style-name="Standard"/>
      <text:p text:style-name="Standard"><draw:frame draw:style-name="fr1" draw:name="Image3" text:anchor-type="char" svg:width="6.6929in" svg:height="4.1827in" draw:z-index="2"><draw:image xlink:href="Pictures/1000020100000780000004B016B43C73B88F080E.png" xlink:type="simple" xlink:show="embed" xlink:actuate="onLoad" loext:mime-type="image/png"/></draw:frame><text:soft-page-break/></text:p>
      <text:p text:style-name="Standard"/>
      <text:p text:style-name="Standard"><draw:frame draw:style-name="fr1" draw:name="Image2" text:anchor-type="char" svg:width="6.6929in" svg:height="4.1827in" draw:z-index="1"><draw:image xlink:href="Pictures/1000020100000780000004B090827CFDDB09AAF8.png" xlink:type="simple" xlink:show="embed" xlink:actuate="onLoad" loext:mime-type="image/png"/></draw:frame></text:p>
      <text:p text:style-name="Standard"/>
      <text:p text:style-name="Standard"><draw:frame draw:style-name="fr1" draw:name="Image1" text:anchor-type="char" svg:width="6.6929in" svg:height="4.1827in" draw:z-index="0"><draw:image xlink:href="Pictures/1000020100000780000004B0CE72EED2AF63CA5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22:33:03.159297542</meta:creation-date>
    <dc:date>2022-09-18T22:37:58.667160701</dc:date>
    <meta:editing-duration>PT4M55S</meta:editing-duration>
    <meta:editing-cycles>1</meta:editing-cycles>
    <meta:document-statistic meta:table-count="0" meta:image-count="7" meta:object-count="0" meta:page-count="4" meta:paragraph-count="2" meta:word-count="13" meta:character-count="95" meta:non-whitespace-character-count="59"/>
    <meta:generator>LibreOffice/6.4.7.2$Linux_X86_64 LibreOffice_project/40$Build-2</meta:generator>
  </office:meta>
</office:document-meta>
</file>